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dddddd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244cm" fo:min-width="1.214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851cm" fo:min-width="2.42cm"/>
    </style:style>
    <style:style style:name="gr4" style:family="graphic" style:parent-style-name="objectwithoutfill">
      <style:graphic-properties svg:stroke-color="#000000" draw:marker-end="Arrow" draw:marker-end-width="0.3cm" draw:fill="none" draw:fill-color="#dddddd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2.65cm" fo:min-width="3.3cm"/>
    </style:style>
    <style:style style:name="gr6" style:family="graphic" style:parent-style-name="objectwithoutfill">
      <style:graphic-properties draw:stroke="none" svg:stroke-color="#000000" draw:fill="none" draw:fill-color="#dddddd" fo:min-height="0.353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386cm" fo:min-width="1.394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85cm" fo:min-width="3.3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456cm" fo:min-width="1.576cm"/>
    </style:style>
    <style:style style:name="gr10" style:family="graphic" style:parent-style-name="standard">
      <style:graphic-properties draw:stroke="none" svg:stroke-color="#000000" draw:fill="none" draw:fill-color="#dddddd" fo:min-height="0.35cm"/>
    </style:style>
    <style:style style:name="P1" style:family="paragraph">
      <loext:graphic-properties draw:fill="none" draw:fill-color="#dddddd"/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-color="#dddddd"/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dddddd"/>
    </style:style>
    <style:style style:name="T1" style:family="text">
      <style:text-properties fo:font-size="10pt" fo:language="en" fo:country="US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onnector draw:style-name="gr1" draw:text-style-name="P1" draw:layer="layout" draw:type="line" svg:x1="12.2cm" svg:y1="7.842cm" svg:x2="14.554cm" svg:y2="7.887cm" draw:start-shape="id1" draw:start-glue-point="7" svg:d="M12200 7842l2354 45" svg:viewBox="0 0 2355 46">
          <text:p text:style-name="P4"/>
        </draw:connector>
        <draw:custom-shape draw:style-name="gr2" draw:text-style-name="P3" xml:id="id2" draw:id="id2" draw:layer="layout" svg:width="1.9cm" svg:height="0.7cm" svg:x="9.3cm" svg:y="1.8cm">
          <text:p text:style-name="P2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xml:id="id3" draw:id="id3" draw:layer="layout" svg:width="4.8cm" svg:height="1.1cm" svg:x="7.9cm" svg:y="4cm">
          <text:p text:style-name="P2"><text:span text:style-name="T1">input</text:span><text:span text:style-name="T2"> </text:span><text:span text:style-name="T1">numb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10.25cm" svg:y1="2.5cm" svg:x2="10.3cm" svg:y2="4cm" draw:start-shape="id2" draw:start-glue-point="6" draw:end-shape="id3" draw:end-glue-point="5" svg:d="M10250 2500l50 1500" svg:viewBox="0 0 51 1501">
          <text:p/>
        </draw:connector>
        <draw:custom-shape draw:style-name="gr5" draw:text-style-name="P5" xml:id="id1" draw:id="id1" draw:layer="layout" svg:width="3.8cm" svg:height="2.9cm" draw:transform="rotate (-3.1384510609362) translate (12.203cm 9.294cm)">
          <text:p text:style-name="P4"><text:span text:style-name="T3">If number == eof</text:span></text:p>
          <draw:enhanced-geometry svg:viewBox="0 0 21600 21600" draw:glue-points="10800 0 0 10800 10800 21600 21600 10800" draw:text-areas="5400 5400 16200 16200" draw:mirror-horizontal="true" draw:mirror-vertical="true" draw:type="flowchart-decision" draw:enhanced-path="M 0 10800 L 10800 0 21600 10800 10800 21600 0 10800 Z N"/>
        </draw:custom-shape>
        <draw:frame draw:style-name="gr6" draw:text-style-name="P1" draw:layer="layout" svg:width="0.968cm" svg:height="0.603cm" svg:x="12.632cm" svg:y="7.297cm">
          <draw:text-box>
            <text:p text:style-name="P4">yes</text:p>
          </draw:text-box>
        </draw:frame>
        <draw:custom-shape draw:style-name="gr7" draw:text-style-name="P5" draw:layer="layout" svg:width="2.1cm" svg:height="0.9cm" svg:x="14.6cm" svg:y="7.4cm">
          <text:p text:style-name="P4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0.3cm" svg:y1="5.1cm" svg:x2="10.294cm" svg:y2="6.398cm" draw:start-shape="id3" draw:start-glue-point="8" draw:end-shape="id1" draw:end-glue-point="4" svg:d="M10300 5100l-6 1298" svg:viewBox="0 0 7 1299">
          <text:p/>
        </draw:connector>
        <draw:custom-shape draw:style-name="gr8" draw:text-style-name="P5" xml:id="id4" draw:id="id4" draw:layer="layout" svg:width="3.8cm" svg:height="2.1cm" svg:x="8.4cm" svg:y="10.6cm">
          <text:p text:style-name="P4">int(number)</text:p>
          <text:p text:style-name="P4"/>
          <text:p text:style-name="P4">number = number *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5" draw:id="id5" draw:layer="layout" svg:width="2.3cm" svg:height="1cm" svg:x="9.2cm" svg:y="14.1cm">
          <text:p text:style-name="P4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0.304cm" svg:y1="9.299cm" svg:x2="10.3cm" svg:y2="10.6cm" draw:start-shape="id1" draw:start-glue-point="6" draw:end-shape="id4" draw:end-glue-point="4" svg:d="M10304 9299l-4 1301" svg:viewBox="0 0 5 1302">
          <text:p/>
        </draw:connector>
        <draw:connector draw:style-name="gr4" draw:text-style-name="P1" draw:layer="layout" draw:type="line" svg:x1="10.3cm" svg:y1="12.7cm" svg:x2="10.35cm" svg:y2="14.1cm" draw:start-shape="id4" draw:start-glue-point="6" draw:end-shape="id5" svg:d="M10300 12700l50 1400" svg:viewBox="0 0 51 1401">
          <text:p/>
        </draw:connector>
        <draw:frame draw:style-name="gr10" draw:text-style-name="P6" draw:layer="layout" svg:width="0.9cm" svg:height="0.602cm" svg:x="10.2cm" svg:y="9.49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Calibri" fo:font-family="Calibri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5T23:14:12.383529064</meta:creation-date>
    <dc:date>2017-07-15T23:48:22.647738023</dc:date>
    <meta:editing-duration>PT2M34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